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4" style:parent-style-name="보기">
      <style:paragraph-properties fo:text-align="justify" fo:text-indent="-21.33pt" fo:margin-left="33.33pt" fo:margin-right="0pt" fo:margin-top="0pt" fo:margin-bottom="0pt" fo:line-height="160%"/>
    </style:style>
    <style:style style:family="text" style:name="p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" style:parent-style-name="보기">
      <style:paragraph-properties fo:text-align="justify" fo:text-indent="-21.55pt" fo:margin-left="33.55pt" fo:margin-right="0pt" fo:margin-top="0pt" fo:margin-bottom="0pt" fo:line-height="160%"/>
    </style:style>
    <style:style style:family="paragraph" style:class="text" style:name="Paragraph-7" style:parent-style-name="보기">
      <style:paragraph-properties fo:text-align="justify" fo:text-indent="-20.92pt" fo:margin-left="32.92pt" fo:margin-right="0pt" fo:margin-top="0pt" fo:margin-bottom="0pt" fo:line-height="160%"/>
    </style:style>
    <style:style style:family="paragraph" style:class="text" style:name="Paragraph-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text" style:name="p1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" style:parent-style-name="보기">
      <style:paragraph-properties fo:text-align="justify" fo:text-indent="-22.19pt" fo:margin-left="34.19pt" fo:margin-right="0pt" fo:margin-top="0pt" fo:margin-bottom="0pt" fo:line-height="160%"/>
    </style:style>
    <style:style style:family="paragraph" style:class="text" style:name="Paragraph-16" style:parent-style-name="보기">
      <style:paragraph-properties fo:text-align="justify" fo:text-indent="-21.38pt" fo:margin-left="33.38pt" fo:margin-right="0pt" fo:margin-top="0pt" fo:margin-bottom="0pt" fo:line-height="160%"/>
    </style:style>
    <style:style style:family="paragraph" style:class="text" style:name="Paragraph-17" style:parent-style-name="보기">
      <style:paragraph-properties fo:text-align="justify" fo:text-indent="-20.98pt" fo:margin-left="32.98pt" fo:margin-right="0pt" fo:margin-top="0pt" fo:margin-bottom="0pt" fo:line-height="160%"/>
    </style:style>
    <style:style style:family="paragraph" style:class="text" style:name="Paragraph-18" style:parent-style-name="보기">
      <style:paragraph-properties fo:text-align="justify" fo:text-indent="-21.28pt" fo:margin-left="33.28pt" fo:margin-right="0pt" fo:margin-top="0pt" fo:margin-bottom="0pt" fo:line-height="160%"/>
    </style:style>
    <style:style style:family="paragraph" style:class="text" style:name="Paragraph-19" style:parent-style-name="보기">
      <style:paragraph-properties fo:text-align="justify" fo:text-indent="-20.92pt" fo:margin-left="32.92pt" fo:margin-right="0pt" fo:margin-top="0pt" fo:margin-bottom="0pt" fo:line-height="160%"/>
    </style:style>
    <style:style style:family="paragraph" style:class="text" style:name="Paragraph-20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21" style:parent-style-name="문항">
      <style:paragraph-properties fo:text-align="justify" fo:text-indent="-15.69pt" fo:margin-left="15.69pt" fo:margin-right="0pt" fo:margin-top="0pt" fo:margin-bottom="0pt" fo:line-height="160%"/>
    </style:style>
    <style:style style:family="paragraph" style:class="text" style:name="Paragraph-23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24" style:parent-style-name="문항">
      <style:paragraph-properties fo:text-align="justify" fo:text-indent="-18.42pt" fo:margin-left="18.42pt" fo:margin-right="0pt" fo:margin-top="0pt" fo:margin-bottom="0pt" fo:line-height="160%"/>
    </style:style>
    <style:style style:family="paragraph" style:class="text" style:name="Paragraph-25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26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27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28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29" style:parent-style-name="문항">
      <style:paragraph-properties fo:text-align="justify" fo:text-indent="-18.42pt" fo:margin-left="18.42pt" fo:margin-right="0pt" fo:margin-top="0pt" fo:margin-bottom="0pt" fo:line-height="160%"/>
    </style:style>
    <style:style style:family="paragraph" style:class="text" style:name="Paragraph-30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31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32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33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34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text" style:name="p3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38" style:parent-style-name="보기">
      <style:paragraph-properties fo:text-align="justify" fo:text-indent="-21.95pt" fo:margin-left="33.95pt" fo:margin-right="0pt" fo:margin-top="0pt" fo:margin-bottom="0pt" fo:line-height="160%"/>
    </style:style>
    <style:style style:family="paragraph" style:class="text" style:name="Paragraph-39" style:parent-style-name="보기">
      <style:paragraph-properties fo:text-align="justify" fo:text-indent="-21.25pt" fo:margin-left="33.25pt" fo:margin-right="0pt" fo:margin-top="0pt" fo:margin-bottom="0pt" fo:line-height="160%"/>
    </style:style>
    <style:style style:family="paragraph" style:class="text" style:name="Paragraph-40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41" style:parent-style-name="문항">
      <style:paragraph-properties fo:text-align="justify" fo:text-indent="-18.42pt" fo:margin-left="18.42pt" fo:margin-right="0pt" fo:margin-top="0pt" fo:margin-bottom="0pt" fo:line-height="160%"/>
    </style:style>
    <style:style style:family="paragraph" style:class="text" style:name="Paragraph-42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43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44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45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46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47" style:parent-style-name="보기">
      <style:paragraph-properties fo:text-align="justify" fo:text-indent="-18.42pt" fo:margin-left="30.42pt" fo:margin-right="0pt" fo:margin-top="0pt" fo:margin-bottom="0pt" fo:line-height="160%"/>
    </style:style>
    <style:style style:family="paragraph" style:class="text" style:name="Paragraph-48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text" style:name="p48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" style:parent-style-name="보기">
      <style:paragraph-properties fo:text-align="justify" fo:text-indent="-21.19pt" fo:margin-left="33.19pt" fo:margin-right="0pt" fo:margin-top="0pt" fo:margin-bottom="0pt" fo:line-height="160%"/>
    </style:style>
    <style:style style:family="paragraph" style:class="text" style:name="Paragraph-52" style:parent-style-name="보기">
      <style:paragraph-properties fo:text-align="justify" fo:text-indent="-21.5pt" fo:margin-left="33.5pt" fo:margin-right="0pt" fo:margin-top="0pt" fo:margin-bottom="0pt" fo:line-height="160%"/>
    </style:style>
    <style:style style:family="paragraph" style:class="text" style:name="Paragraph-53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54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55" style:parent-style-name="보기">
      <style:paragraph-properties fo:text-align="justify" fo:text-indent="-22.48pt" fo:margin-left="34.48pt" fo:margin-right="0pt" fo:margin-top="0pt" fo:margin-bottom="0pt" fo:line-height="140%"/>
    </style:style>
    <style:style style:family="paragraph" style:class="text" style:name="Paragraph-5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1" style:parent-style-name="보기">
      <style:paragraph-properties fo:text-align="justify" fo:text-indent="-21.4pt" fo:margin-left="33.4pt" fo:margin-right="0pt" fo:margin-top="0pt" fo:margin-bottom="0pt" fo:line-height="140%"/>
    </style:style>
    <style:style style:family="paragraph" style:class="text" style:name="Paragraph-62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6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7" style:parent-style-name="보기">
      <style:paragraph-properties fo:text-align="justify" fo:text-indent="-22.48pt" fo:margin-left="34.48pt" fo:margin-right="0pt" fo:margin-top="0pt" fo:margin-bottom="0pt" fo:line-height="140%"/>
    </style:style>
    <style:style style:family="paragraph" style:class="text" style:name="Paragraph-6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6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7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7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7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7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" style:parent-style-name="보기">
      <style:paragraph-properties fo:text-align="justify" fo:text-indent="-22.48pt" fo:margin-left="34.48pt" fo:margin-right="0pt" fo:margin-top="0pt" fo:margin-bottom="0pt" fo:line-height="140%"/>
    </style:style>
    <style:style style:family="paragraph" style:class="text" style:name="Paragraph-7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" style:parent-style-name="제1조">
      <style:paragraph-properties fo:text-align="justify" fo:text-indent="-28.34pt" fo:margin-left="28.34pt" fo:margin-right="0pt" fo:margin-top="0pt" fo:margin-bottom="0pt" fo:line-height="165%"/>
    </style:style>
    <style:style style:family="text" style:name="p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" style:parent-style-name="제1조">
      <style:paragraph-properties fo:text-align="justify" fo:text-indent="-28.34pt" fo:margin-left="28.34pt" fo:margin-right="0pt" fo:margin-top="0pt" fo:margin-bottom="0pt" fo:line-height="165%"/>
    </style:style>
    <style:style style:family="paragraph" style:class="text" style:name="Paragraph-80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8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4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6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8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8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1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92" style:parent-style-name="문항">
      <style:paragraph-properties fo:text-align="justify" fo:text-indent="-21.4pt" fo:margin-left="21.4pt" fo:margin-right="0pt" fo:margin-top="0pt" fo:margin-bottom="0pt" fo:line-height="160%"/>
    </style:style>
    <style:style style:family="paragraph" style:class="text" style:name="Paragraph-93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94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95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96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9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98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9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2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3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4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0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0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text" style:name="p10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09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10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11" style:parent-style-name="문항">
      <style:paragraph-properties fo:text-align="justify" fo:text-indent="-21.4pt" fo:margin-left="21.4pt" fo:margin-right="0pt" fo:margin-top="0pt" fo:margin-bottom="0pt" fo:line-height="160%"/>
    </style:style>
    <style:style style:family="paragraph" style:class="text" style:name="Paragraph-112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text" style:name="p1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3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14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15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text" style:name="p11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7" style:parent-style-name="문항">
      <style:paragraph-properties fo:text-align="justify" fo:text-indent="-22.48pt" fo:margin-left="22.48pt" fo:margin-right="0pt" fo:margin-top="0pt" fo:margin-bottom="0pt" fo:line-height="160%"/>
    </style:style>
    <style:style style:family="paragraph" style:class="text" style:name="Paragraph-118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19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0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1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122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23" style:parent-style-name="문항">
      <style:paragraph-properties fo:text-align="justify" fo:text-indent="-21.4pt" fo:margin-left="21.4pt" fo:margin-right="0pt" fo:margin-top="0pt" fo:margin-bottom="0pt" fo:line-height="160%"/>
    </style:style>
    <style:style style:family="paragraph" style:class="text" style:name="Paragraph-124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text" style:name="p1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26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27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28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29" style:parent-style-name="문항">
      <style:paragraph-properties fo:text-align="justify" fo:text-indent="-21.4pt" fo:margin-left="21.4pt" fo:margin-right="0pt" fo:margin-top="0pt" fo:margin-bottom="0pt" fo:line-height="160%"/>
    </style:style>
    <style:style style:family="paragraph" style:class="text" style:name="Paragraph-130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1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2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3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4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5" style:parent-style-name="문항">
      <style:paragraph-properties fo:text-align="justify" fo:text-indent="-21.4pt" fo:margin-left="21.4pt" fo:margin-right="0pt" fo:margin-top="0pt" fo:margin-bottom="0pt" fo:line-height="160%"/>
    </style:style>
    <style:style style:family="paragraph" style:class="text" style:name="Paragraph-136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7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8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39" style:parent-style-name="문항">
      <style:paragraph-properties fo:text-align="justify" fo:text-indent="-21.4pt" fo:margin-left="21.4pt" fo:margin-right="0pt" fo:margin-top="0pt" fo:margin-bottom="0pt" fo:line-height="160%"/>
    </style:style>
    <style:style style:family="paragraph" style:class="text" style:name="Paragraph-140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1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2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3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4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5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6" style:parent-style-name="문항">
      <style:paragraph-properties fo:text-align="justify" fo:text-indent="-21.4pt" fo:margin-left="21.4pt" fo:margin-right="0pt" fo:margin-top="0pt" fo:margin-bottom="0pt" fo:line-height="160%"/>
    </style:style>
    <style:style style:family="paragraph" style:class="text" style:name="Paragraph-147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8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49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50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51" style:parent-style-name="보기">
      <style:paragraph-properties fo:text-align="justify" fo:text-indent="-21.4pt" fo:margin-left="33.4pt" fo:margin-right="0pt" fo:margin-top="0pt" fo:margin-bottom="0pt" fo:line-height="160%"/>
    </style:style>
    <style:style style:family="paragraph" style:class="text" style:name="Paragraph-152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3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4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7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04" style:parent-style-name="바탕글">
      <style:paragraph-properties fo:text-align="left" fo:text-indent="0pt" fo:margin-left="0pt" fo:margin-right="0pt" fo:margin-top="0pt" fo:margin-bottom="0pt" fo:line-height="160%"/>
    </style:style>
    <style:style style:name="Table-1" style:family="table">
      <style:table-properties style:width="178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부산교통공사 설치 조례</text:span></text:p>
      <text:p text:style-name="Paragraph-2"/>
      <text:p text:style-name="문항"><text:span>1. 다음은 부산교통공사 설치조례의 목적 및 용어의 정의이다. 틀린 것은?(제1조,제2조)</text:span></text:p>
      <text:p text:style-name="Paragraph-4"><text:span>가. 부산교통공사 설치 조례 목적은 부산교통권역내의 원활한 교통소통을 위한 대중교통</text:span><text:span text:style-name="p4-2-1">시설의 확충과 효율적인 운영으로 시민생활의 편익과 복리증진에 이바지함을 목적으로 한다.</text:span></text:p>
      <text:p text:style-name="Paragraph-5"><text:span>나. </text:span><text:span>“</text:span><text:span>도시철도</text:span><text:span>”</text:span><text:span>라 함은 도시철도법 제3조제1호의 규정에 의한 교통시설 및 수단을 말한다.</text:span></text:p>
      <text:p text:style-name="보기"><text:span>다. </text:span><text:span>“</text:span><text:span>대중교통시설</text:span><text:span>”</text:span><text:span>이라 함은 도시철도와 다른 교통수단을 말한다.</text:span></text:p>
      <text:p text:style-name="Paragraph-7"><text:span>라. </text:span><text:span>“</text:span><text:span>부산교통권역</text:span><text:span>”</text:span><text:span>이라 함은 부산광역시 및 시와 동일한 교통 생활권에 있는 지역으로서 </text:span><text:span>도시교통정비촉진법 제4조의 규정에 의하여 지정</text:span><text:span>․</text:span><text:span>고시된 지역을 말한다.</text:span></text:p>
      <text:p text:style-name="Paragraph-8"/>
      <text:p text:style-name="문항"><text:span>2. 다음은 부산교통공사의 사업이다. 틀린 것은?(제3조)</text:span></text:p>
      <text:p text:style-name="보기"><text:span>가. 도시 철도의 건설 및 운영</text:span></text:p>
      <text:p text:style-name="Paragraph-11"><text:span>나. 도시교통정비 촉진법에 따른</text:span><text:span text:style-name="p11-1-2"> 환승시설의 설치</text:span><text:span text:style-name="p11-1-3">․</text:span><text:span text:style-name="p11-1-4">운영 및 대중교통체계 개선사업</text:span></text:p>
      <text:p text:style-name="Paragraph-12"><text:span>다. 여객자동차 운수 사업법에 의한 여객자동차운송사업 중 기존버스운송사업자의 노선과 </text:span><text:span>중복되지 아니하는 버스운송사업(단, 마을버스운송사업 기준에 의함)</text:span></text:p>
      <text:p text:style-name="보기"><text:span>라. 국가 또는 지방자치 단체가 관리하고 있는 사업</text:span></text:p>
      <text:p text:style-name="보기"/>
      <text:p text:style-name="문항"><text:span>3. 임원에 관한 내용 중 틀린 것은?(제5조,정관제9조,정관10조)</text:span></text:p>
      <text:p text:style-name="Paragraph-16"><text:span>가. 임원은 사장을 비롯한 이사 및 감사로 하며, 그 수는 정관으로 정하되, 이사의 정수는 </text:span><text:span>15인 이내로 한다.</text:span></text:p>
      <text:p text:style-name="Paragraph-17"><text:span>나. 사장 및 감사는 부산광역시장이 임면하되, 사장은 부산교통공사 운영위원회에서 추천</text:span><text:span>된 자 중에서 시장이 임명한다.</text:span></text:p>
      <text:p text:style-name="Paragraph-18"><text:span>다. 이사는 상임이사와 비상임이사로 구분하며, 상임이사의 정수는 4인 이내로 하고, 비상</text:span><text:span>임이사는 당연직과 위촉직으로 한다.</text:span></text:p>
      <text:p text:style-name="Paragraph-19"><text:span>라. 임원의 임기는 3년으로 하되, 1년을 단위로 연임할 수 있다. 다만, 당연직 비상임이사</text:span><text:span>의 임기는 그 재임기간으로 한다.</text:span></text:p>
      <text:p text:style-name="Paragraph-20"/>
      <text:p text:style-name="Paragraph-21"><text:span>4. 공사의 이익과 사장 또는 사장의 직무를 대행하는 이사의 이익이 상반되는 사항에 대한 </text:span><text:span>공사의 대표권자는?(제6조)</text:span></text:p>
      <text:p text:style-name="보기"><text:span>가. 사장      나. 사장의 직무를 대행하는 이사      다. 감사      라. 운영 이사</text:span></text:p>
      <text:p text:style-name="Paragraph-23"/>
      <text:p text:style-name="Paragraph-24"><text:span>5. 다음 사항 중 맞지 않는 것은?(제6,8조,정관26,27조)</text:span></text:p>
      <text:p text:style-name="Paragraph-25"><text:span>가. 사장의 신분과 관련된 사항에 대하여는 시장이 이사회를 소집하고 그 의장이 된다.</text:span></text:p>
      <text:p text:style-name="Paragraph-26"><text:span>나. 공사의 이익과 사장 또는 사장의 직무를 대행하는 이사의 이익이 상반되는 사항에 대</text:span><text:span>하여는 사장 또는 사장의 직무를 대행하는 이사는 공사를 대표하지 못한다.</text:span></text:p>
      <text:p text:style-name="Paragraph-27"><text:span>다. 공사의 임원은 자기 또는 자기의 친족과 이해관계가 있는 의안을 심의하기 위한 이사</text:span><text:span>회에 참여할 수 없다.</text:span></text:p>
      <text:p text:style-name="Paragraph-28"><text:span>라. 이사회는 재적이사 과반수의 출석과 출석이사 과반수의 찬성으로 결의한다.</text:span></text:p>
      <text:p text:style-name="Paragraph-29"><text:span>6. 차입에 관한 사항 중 틀린 것은?(제11조)</text:span></text:p>
      <text:p text:style-name="Paragraph-30"><text:span>가. 공사는 시장의 승인을 얻어 상환기간 3년 이내의 자금을 차입할 수 있다.</text:span></text:p>
      <text:p text:style-name="Paragraph-31"><text:span>나. 공사는 예산 범위 안에서의 지출에 있어서 현금이 부족한 때에는 일시 차입할 수 있</text:span><text:span>으며, 이 경우 차입한도는 예산으로 정한다.</text:span></text:p>
      <text:p text:style-name="Paragraph-32"><text:span>다. 일시차입금은 당해연도에 상환하여야 한다.</text:span></text:p>
      <text:p text:style-name="Paragraph-33"><text:span>라. 시장은 차입한 자금에 대한 원리금의 상환을 보증할 수 있다.</text:span></text:p>
      <text:p text:style-name="Paragraph-34"/>
      <text:p text:style-name="문항"><text:span>7. </text:span><text:span text:style-name="p35-1-2">공사가 국가 또는 지방자치단체의 사업을 대행하는 경우 국가 또는 지방자치단체가 부담  </text:span><text:span text:style-name="p35-2-1">  하여야 할 경비</text:span><text:span>에 대한 내용중 틀린 것은?(제12조)</text:span></text:p>
      <text:p text:style-name="Paragraph-36"><text:span>가. 사업실시에 따른 사업계획의 수립, 사전조사, 용역등에 소요되는 경비</text:span></text:p>
      <text:p text:style-name="보기"><text:span>나. 사업의 집행에 소요되는 시설비</text:span><text:span>․</text:span><text:span>인건비 및 부대경비</text:span></text:p>
      <text:p text:style-name="Paragraph-38"><text:span>다. 사업의 종료후 결산이전 또는 시설물등의 인계이전까지의 사이에 시설물등을 관리하</text:span><text:span>는 데 소요되는 경비</text:span></text:p>
      <text:p text:style-name="Paragraph-39"><text:span>라. 국가 또는 지방자치단체의 공공의 목적에 따라 무상으로 공급하거나 평균공급가격 이</text:span><text:span>하의 낮은 가격으로 공급하는 급부에 대하여는 평균공급가격</text:span></text:p>
      <text:p text:style-name="Paragraph-40"/>
      <text:p text:style-name="Paragraph-41"><text:span>8. 다음사항 중 맞지 않는 것은?(제13,16조)</text:span></text:p>
      <text:p text:style-name="Paragraph-42"><text:span>가. 시장은 필요한 경우에 공사의 재산을 무상으로 사용할 수 있다.</text:span></text:p>
      <text:p text:style-name="Paragraph-43"><text:span>나. 시장은 공사에 공유재산을 무상으로 대부하거나 사용ㆍ수익하게 할 수 있다.</text:span></text:p>
      <text:p text:style-name="Paragraph-44"><text:span>다. 자체수익을 위한 경우에도 무상사용 할 수 있다.</text:span></text:p>
      <text:p text:style-name="Paragraph-45"><text:span>라. 시장은 정당한 이유 없이</text:span><text:span>「</text:span><text:span>지방공기업법</text:span><text:span>」</text:span><text:span>제74조에 따른 시장의 검사를 거부</text:span><text:span>․</text:span><text:span>방해   </text:span><text:span> 또는 기피한 자에 대하여 과태료를 부과</text:span><text:span>․</text:span><text:span>징수한다</text:span></text:p>
      <text:p text:style-name="Paragraph-46"/>
      <text:p text:style-name="Paragraph-47"/>
      <text:p text:style-name="Paragraph-48"><text:span text:style-name="p48-1-1">부산교통공사 정관</text:span></text:p>
      <text:p text:style-name="문항"/>
      <text:p text:style-name="문항"><text:span>1. 부산교통공사 정관의 총칙 중 내용이 틀린 것은?(제1</text:span><text:span>～5</text:span><text:span>조)</text:span></text:p>
      <text:p text:style-name="Paragraph-51"><text:span>가. 부산교통공사는 부산교통권역 내의 대중교통시설의 확충과 효율적인 운영으로 시민생</text:span><text:span>활의 편익 및 복리증진에 이바지함을 목적으로 한다.</text:span></text:p>
      <text:p text:style-name="Paragraph-52"><text:span>나. 공사의 주된 사무소는 부산광역시에 두며, 부산광역시장의 승인을 얻어 필요한 곳에 </text:span><text:span>지사 또는 출장소를 둘 수 있다.</text:span></text:p>
      <text:p text:style-name="Paragraph-53"><text:span>다. 자본금 납입의 시기와 방법은 시장이 정한다.</text:span></text:p>
      <text:p text:style-name="Paragraph-54"><text:span>라. 공사가 공고할 사항은 중앙지에 게재한다.</text:span></text:p>
      <text:p text:style-name="Paragraph-55"/>
      <text:p text:style-name="문항"><text:span>2. 공사의 사업이 아닌 것은?(제6조)</text:span></text:p>
      <text:p text:style-name="Paragraph-57"><text:span>가. </text:span><text:span>국내</text:span><text:span>·</text:span><text:span>외 도시철도의 건설 및 운영</text:span></text:p>
      <text:p text:style-name="보기"><text:span>나. </text:span><text:span>역세권 개발사업</text:span></text:p>
      <text:p text:style-name="보기"><text:span>다. </text:span><text:span>환승시설의 설치</text:span><text:span>·</text:span><text:span>운영 및 대중교통체계의 개선에 관한 사업</text:span></text:p>
      <text:p text:style-name="보기"><text:span>라. 국가 또는 지방자치단체 재산의 임대 관리 사업</text:span></text:p>
      <text:p text:style-name="Paragraph-61"/>
      <text:p text:style-name="Paragraph-62"><text:span>3. 다음 사항 중 틀린 것은?(제7,8조)</text:span></text:p>
      <text:p text:style-name="Paragraph-63"><text:span>가. 공사는 시장의 승인을 얻어 국가 또는 지방자치단체의 사업을 대행 할 수 있으며, 이 </text:span><text:span>경우 위탁계약에 의한다.</text:span></text:p>
      <text:p text:style-name="Paragraph-64"><text:span>나. 국가 또는 지방자치단체의 사업을 대행함에 있어 특히 필요한 경우에는 시장의 승인</text:span><text:span>을 얻어 그 사업의 일부를 제3자로 하여금 시행하게 할 수 있다.</text:span></text:p>
      <text:p text:style-name="Paragraph-65"><text:span>다. 공사는 운임을 결정하거나 변경하는 때에는 사장이 정하는 범위 안에서 운임을 정하</text:span><text:span>여 시장에게 신고하여야 한다.</text:span></text:p>
      <text:p text:style-name="Paragraph-66"><text:span>라. 운임과 부가운임의 징수 절차와 방법, 그 밖의 필요한 사항은 사장이 따로 정한다.</text:span></text:p>
      <text:p text:style-name="Paragraph-67"/>
      <text:p text:style-name="Paragraph-68"><text:span>4. 우리공사의 임원에 관한 사항이다. 틀린 것은?(제9조)</text:span></text:p>
      <text:p text:style-name="Paragraph-69"><text:span>가. 공사의 임원은 사장 1인, 상임이사 4인, 비상임이사 7인 이내 및 감사 1인을 둔다.</text:span></text:p>
      <text:p text:style-name="Paragraph-70"><text:span>나. 당연직 비상임이사는 시의 교통국장 및 </text:span><text:span text:style-name="p70-1-2">기획재정관</text:span><text:span>으로 한다.</text:span></text:p>
      <text:p text:style-name="Paragraph-71"><text:span>다. </text:span><text:span text:style-name="p71-1-2">사장</text:span><text:span text:style-name="p71-1-3">·</text:span><text:span text:style-name="p71-1-4">감사</text:span><text:span text:style-name="p71-1-5">·</text:span><text:span text:style-name="p71-1-6">비상임이사는 시장이 임면하고, 상임이사는 사장이 임면하되, 임원을 임명할 </text:span><text:span text:style-name="p71-2-1">때에는</text:span><text:span> </text:span><text:span text:style-name="p71-2-3">임원추천위원회에서 추천된 자 중에서 임명한다. 단, 정관으로 당연히 임명되는 </text:span><text:span text:style-name="p71-3-1">비상임이사는</text:span><text:span> 그러하지 아니하다.</text:span></text:p>
      <text:p text:style-name="Paragraph-72"><text:span>라. </text:span><text:span text:style-name="p72-1-2">국가</text:span><text:span text:style-name="p72-1-3">·</text:span><text:span text:style-name="p72-1-4">지방자치단체 또는 공공기관(지방공기업 포함)에서 4급 이상의 공무원으로 재직하</text:span><text:span text:style-name="p72-2-1">였거나</text:span><text:span> 이에 준하는 경력을 가진 사람은 </text:span><text:span text:style-name="p72-2-3">위촉직 비상임이사에 임명될수 있다.</text:span></text:p>
      <text:p text:style-name="Paragraph-73"/>
      <text:p text:style-name="문항"><text:span>5. 위촉직 비상임이사에 해당되지 않는 사람은?(제9조)</text:span></text:p>
      <text:p text:style-name="Paragraph-75"><text:span>가. 대학교수 및 시민단체 대표</text:span></text:p>
      <text:p text:style-name="제1조"><text:span text:style-name="p76-1-1">  나. 기업의 전문경영인 및 기타 관련분야에 관한 학식과 경험이 풍부한 사람</text:span></text:p>
      <text:p text:style-name="제1조"><text:span text:style-name="p77-1-1">  다. </text:span><text:span text:style-name="p77-1-2">변호사, 회계사 또는 노무사 자격을 취득하고 해당분야에서 5년 이상 근무한 사람</text:span></text:p>
      <text:p text:style-name="Paragraph-78"><text:span text:style-name="p78-1-1">  라. </text:span><text:span text:style-name="p78-1-2">국가</text:span><text:span text:style-name="p78-1-3">·</text:span><text:span text:style-name="p78-1-4">지방자치단체 또는 공공기관에서 4급 이상의 공무원으로 재직하였거나</text:span><text:span text:style-name="p78-1-5"> 이에 준하는 </text:span><text:span text:style-name="p78-2-1">경력을 가진 사람</text:span></text:p>
      <text:p text:style-name="Paragraph-79"/>
      <text:p text:style-name="Paragraph-80"><text:span>6. 다음중 잘 못 된 것은?(제11,12,15조)</text:span></text:p>
      <text:p text:style-name="Paragraph-81"><text:span>가. 임원의 임기는 3년으로 하되, 1년을 단위로 연임할 수 있다.</text:span></text:p>
      <text:p text:style-name="Paragraph-82"><text:span>나. 임원의 결원이 생겼을 경우에 그 후임자의 임기는 임명일로부터 기산한다.</text:span></text:p>
      <text:p text:style-name="Paragraph-83"><text:span>다. 사장이 궐위되거나 부득이한 사유로 인하여 그 직무를 수행 할 수 없을 때에는 시장</text:span><text:span>이 직무대행자를 지정한다.</text:span></text:p>
      <text:p text:style-name="Paragraph-84"><text:span>라. 임ㆍ직원의 복무에 관하여 필요한 사항은 사장이 따로 정한다.</text:span></text:p>
      <text:p text:style-name="Paragraph-85"/>
      <text:p text:style-name="Paragraph-86"><text:span>7. 다음은 임원의 결격사유이다. 틀린 것은?(제13조)</text:span></text:p>
      <text:p text:style-name="Paragraph-87"><text:span>가. 미성년자, 금치산자 또는 한정치산자</text:span></text:p>
      <text:p text:style-name="Paragraph-88"><text:span>나. 파산자로서 복권되지 아니한 사람</text:span></text:p>
      <text:p text:style-name="Paragraph-89"><text:span>다. 금고이상의 실형의 선고를 받고 그 집행이 종료되거나 집행이 면제 된 날로부터 3년</text:span><text:span>이 지나지 아니한 사람</text:span></text:p>
      <text:p text:style-name="Paragraph-90"><text:span>라. 지방공기업법에 위반하여 벌금형의 선고를 받고 2년이 경과되지 아니한 사람</text:span></text:p>
      <text:p text:style-name="Paragraph-91"/>
      <text:p text:style-name="Paragraph-92"><text:span>8. 다음 중 잘못 된 것은?(제16,18,21,23조)</text:span></text:p>
      <text:p text:style-name="Paragraph-93"><text:span>가. 상임임원은 시장의, 직원은 사장의 허가없이 다른 직무를 겸할 수 없다.</text:span></text:p>
      <text:p text:style-name="Paragraph-94"><text:span>나. 비상임이사에 대하여는 이사회 출석수당과 업무수행에 필요한 실비를 예산의 범위 안</text:span><text:span>에서 지급할 수 있다.</text:span></text:p>
      <text:p text:style-name="Paragraph-95"><text:span>다. 공사에는 사장 1인, 상임이사 4인 및 감사 1인을 둔다.</text:span></text:p>
      <text:p text:style-name="Paragraph-96"><text:span>라. 사장은 업무수행을 위하여 필요한 경우에는 이사회의 의결을 거치지 않고 대리인을 </text:span><text:span>선임할 수 있다.</text:span></text:p>
      <text:p text:style-name="Paragraph-97"/>
      <text:p text:style-name="Paragraph-98"><text:span>9. 이사회의 의결사항이 아닌 것은?(제25조)</text:span></text:p>
      <text:p text:style-name="Paragraph-99"><text:span>가. 예산 및 결산에 관한사항</text:span></text:p>
      <text:p text:style-name="Paragraph-100"><text:span>나. </text:span><text:span>임원추천위원회 위원 추천 및 구성에 관한 사항</text:span></text:p>
      <text:p text:style-name="Paragraph-101"><text:span>다. 다른 기업체에 대한 지출, 지사의 설치</text:span></text:p>
      <text:p text:style-name="Paragraph-102"><text:span>라. 사채발행, 차관도입 또는 차입 및 그 상환에 관한 사항</text:span></text:p>
      <text:p text:style-name="Paragraph-103"/>
      <text:p text:style-name="Paragraph-104"><text:span>10. 이사회에 관한 사항이다. 잘못된 것은?(제26,27조)</text:span></text:p>
      <text:p text:style-name="Paragraph-105"><text:span>가. 정관의 변경에 관한 사항은 재적이사 과반수의 찬성으로 결의한다.</text:span></text:p>
      <text:p text:style-name="Paragraph-106"><text:span>나. </text:span><text:span text:style-name="p106-1-2">의장이 필요하다고 인정하거나 재적이사 3명 이상의 요청이 있을</text:span><text:span text:style-name="p106-1-3"> </text:span><text:span text:style-name="p106-1-4">때에 </text:span><text:span text:style-name="p106-1-5">이사회를 </text:span><text:span text:style-name="p106-1-6">소집한다.</text:span></text:p>
      <text:p text:style-name="Paragraph-107"><text:span>다. </text:span><text:span text:style-name="p107-1-2">의장의 신분과 관련된 사항은 감사가 이사회를 소집하고 그 의장이 된다.</text:span></text:p>
      <text:p text:style-name="Paragraph-108"><text:span>라. 이사회를 소집할 때에는 회의개최 1주일 전에 회의의 목적, 개최일시 및 장소 등을 정</text:span><text:span>하여 이사 및 감사에게 통지하여야 한다.</text:span></text:p>
      <text:p text:style-name="Paragraph-109"/>
      <text:p text:style-name="Paragraph-110"/>
      <text:p text:style-name="Paragraph-111"><text:span>11. 이사회 결의방법중 틀린 것은?(제27조)</text:span></text:p>
      <text:p text:style-name="Paragraph-112"><text:span>가. </text:span><text:span text:style-name="p112-1-2">이사회는 재적이사 과반수의 출석으로 개회하고 출석이사 과반수의 찬성으로 의결한다.</text:span></text:p>
      <text:p text:style-name="Paragraph-113"><text:span>나. 가부동수인 때에는 부결된 것으로 본다.</text:span></text:p>
      <text:p text:style-name="Paragraph-114"><text:span>다. 의장은 이사회 부의사항 중 긴급한 안건에 대하여는 서면으로 의결할 수 있다.</text:span></text:p>
      <text:p text:style-name="Paragraph-115"><text:span>라. </text:span><text:span text:style-name="p115-1-2">사장은 이사회의 의결사항 중 집행상 중대한 문제점이 있다고 판단되는 사안에 대하여는 </text:span><text:span text:style-name="p115-2-1">시행을 보류하고 1회에 한하여 의결일로부터 10일이내에 이사회에 재의결을 요청할 수 있다.</text:span></text:p>
      <text:p text:style-name="Paragraph-116"/>
      <text:p text:style-name="Paragraph-117"><text:span>12. 다음사항 중 맞지 않는 것은?(제29,30조)</text:span></text:p>
      <text:p text:style-name="Paragraph-118"><text:span>가. 사장은 매사업연도의 사업계획 및 예산을 편성하여 이사회 개최 30일 전까지 각 이사</text:span><text:span>에게 송부하여야 한다.</text:span></text:p>
      <text:p text:style-name="Paragraph-119"><text:span>나. 예산을 변경하는 경우에는 이사회 개최 7일 전까지 송부하여야 한다.</text:span></text:p>
      <text:p text:style-name="Paragraph-120"><text:span>다. 공사는 매 사업연도의 결산을 당해 사업연도 종료후 2월 이내에 완료하여야 한다.</text:span></text:p>
      <text:p text:style-name="Paragraph-121"><text:span>라. 사장은 결산 승인 후 7일이내에 결산서 및 재무제표를 시의 공보에 공시하고, 주된 사</text:span><text:span>무소에 2년간 비치하여야 한다.</text:span></text:p>
      <text:p text:style-name="Paragraph-122"/>
      <text:p text:style-name="Paragraph-123"><text:span>13. 재무회계에 관한 사항 중 잘못 된 것은?(제32,33조)</text:span></text:p>
      <text:p text:style-name="Paragraph-124"><text:span>가. </text:span><text:span text:style-name="p124-1-2">결산한 결과 이익이 생긴때에는 이월결손금의 보전, 이익준비금의 적립 순서로 처리하여야 한다.</text:span></text:p>
      <text:p text:style-name="Paragraph-125"><text:span>나. 결산한 결과 손실이 생긴때에는 이익준비금, 적립금 순서로 보전한다.</text:span></text:p>
      <text:p text:style-name="Paragraph-126"><text:span>다. 결산한 결과 부족한 경우에는 결손금으로 이월한다.</text:span></text:p>
      <text:p text:style-name="Paragraph-127"><text:span>라. 공사 재산의 관리ㆍ처분 및 귀속에 관하여는 사장이 따로 정한다.</text:span></text:p>
      <text:p text:style-name="Paragraph-128"/>
      <text:p text:style-name="Paragraph-129"><text:span>14. 우리공사의 사채발행 한도는?(제36조)</text:span></text:p>
      <text:p text:style-name="Paragraph-130"><text:span>가. 공사 순자산액의 2배 이내</text:span></text:p>
      <text:p text:style-name="Paragraph-131"><text:span>나. 공사 순자산액의 3배 이내</text:span></text:p>
      <text:p text:style-name="Paragraph-132"><text:span>다. 공사 순자산액의 4배 이내</text:span></text:p>
      <text:p text:style-name="Paragraph-133"><text:span>라. 공사 순자산액의 5배 이내</text:span></text:p>
      <text:p text:style-name="Paragraph-134"/>
      <text:p text:style-name="Paragraph-135"><text:span>15. 사채발행의 승인 요청시 구비 서류가 아닌 것은?(제36조)</text:span></text:p>
      <text:p text:style-name="Paragraph-136"><text:span>가. 사채의 발행 목적              나. 발행총액</text:span></text:p>
      <text:p text:style-name="Paragraph-137"><text:span>다. 사채의 발행 시기              라. 이자의 상환방법 및 기한</text:span></text:p>
      <text:p text:style-name="Paragraph-138"/>
      <text:p text:style-name="Paragraph-139"><text:span>16. 다음사항 중 틀린 것은?(제37,40조)</text:span></text:p>
      <text:p text:style-name="Paragraph-140"><text:span>가. 공사는 필요한 경우에는 시장의 승인을 얻어 자금을 장기 또는 일시 차입할 수 있다.</text:span></text:p>
      <text:p text:style-name="Paragraph-141"><text:span>나. 예산에 정한 차입한도 범위 안에서 당해연도에 상환되는 일시차입금에 대하여서는 시</text:span><text:span>장의 승인을 받아야 한다.</text:span></text:p>
      <text:p text:style-name="Paragraph-142"><text:span>다. 공사는 시장에게 차입금의 원리금 상환 보증을 요청할 수 있다.</text:span></text:p>
      <text:p text:style-name="Paragraph-143"><text:span>라. 공사의 정관을 변경하고자 할 때에는 시장의 인가를 받아야 한다.</text:span></text:p>
      <text:p text:style-name="Paragraph-144"/>
      <text:p text:style-name="Paragraph-145"/>
      <text:p text:style-name="Paragraph-146"><text:span>17. 시장의 승인을 얻어야하는 사항 중 맞지 않는 것은?(제41조)</text:span></text:p>
      <text:p text:style-name="Paragraph-147"><text:span>가. 기구 및 정원에 관한 사항</text:span></text:p>
      <text:p text:style-name="Paragraph-148"><text:span>나. 인사규정, 임직원의 보수규정 및 퇴직금 규정의 제ㆍ개정에 관한 사항</text:span></text:p>
      <text:p text:style-name="Paragraph-149"><text:span>다. 재산의 취득 및 처분에 관한 사항</text:span></text:p>
      <text:p text:style-name="Paragraph-150"><text:span>라. 예산외 채부 부담 및 의무를 수반하는 사항</text:span></text:p>
      <text:p text:style-name="Paragraph-151"/>
      <text:p text:style-name="Paragraph-152"/>
      <table:table table:style-name="Table-1">
        <table:table-column table:number-columns-repeated="2"/>
        <table:table-row>
          <table:table-cell table:style-name="Table-1-1-1" table:number-columns-spanned="1" table:number-rows-spanned="1">
            <text:p text:style-name="Paragraph-153"><text:span text:style-name="p153-1-1">조례</text:span></text:p>
          </table:table-cell>
          <table:table-cell table:style-name="Table-1-1-2" table:number-columns-spanned="1" table:number-rows-spanned="1">
            <text:p text:style-name="Paragraph-154"><text:span text:style-name="p154-1-1">정관</text:span></text:p>
          </table:table-cell>
        </table:table-row>
        <table:table-row>
          <table:table-cell table:style-name="Table-1-2-1" table:number-columns-spanned="1" table:number-rows-spanned="1">
            <text:p text:style-name="Paragraph-155"><text:span>1. 다(제1, 2조)</text:span></text:p>
            <text:p text:style-name="Paragraph-156"><text:span>2. </text:span><text:span>라(제3조)</text:span></text:p>
            <text:p text:style-name="Paragraph-157"><text:span>3. </text:span><text:span>나(제5조)</text:span></text:p>
            <text:p text:style-name="Paragraph-158"><text:span>4. 다(제6조)</text:span></text:p>
            <text:p text:style-name="Paragraph-159"><text:span>5. </text:span><text:span>가(제7조)</text:span></text:p>
            <text:p text:style-name="Paragraph-160"><text:span>6. </text:span><text:span>가(제11조)</text:span></text:p>
            <text:p text:style-name="Paragraph-161"><text:span>7. </text:span><text:span>라(제12조)</text:span></text:p>
            <text:p text:style-name="Paragraph-162"><text:span>8. 다(제13조)</text:span></text:p>
            <text:p text:style-name="Paragraph-163"/>
            <text:p text:style-name="Paragraph-164"/>
            <text:p text:style-name="Paragraph-165"/>
            <text:p text:style-name="Paragraph-166"/>
            <text:p text:style-name="Paragraph-167"/>
            <text:p text:style-name="Paragraph-168"/>
            <text:p text:style-name="Paragraph-169"/>
            <text:p text:style-name="Paragraph-170"/>
            <text:p text:style-name="바탕글"/>
          </table:table-cell>
          <table:table-cell table:style-name="Table-1-2-2" table:number-columns-spanned="1" table:number-rows-spanned="1">
            <text:p text:style-name="Paragraph-172"><text:span>1. 라(제1</text:span><text:span>~5</text:span><text:span>조)</text:span></text:p>
            <text:p text:style-name="Paragraph-173"><text:span>2. </text:span><text:span>라(제6조)</text:span></text:p>
            <text:p text:style-name="Paragraph-174"><text:span>3. 다(제7</text:span><text:span>~8</text:span><text:span>조)</text:span></text:p>
            <text:p text:style-name="Paragraph-175"><text:span>4. </text:span><text:span>가</text:span></text:p>
            <text:p text:style-name="Paragraph-176"><text:span>5. </text:span><text:span>가</text:span></text:p>
            <text:p text:style-name="Paragraph-177"><text:span>6. </text:span><text:span>다(제12조)</text:span></text:p>
            <text:p text:style-name="Paragraph-178"><text:span>7. </text:span><text:span>다(제13조)</text:span></text:p>
            <text:p text:style-name="Paragraph-179"><text:span>8. </text:span><text:span>라</text:span></text:p>
            <text:p text:style-name="Paragraph-180"><text:span>9. </text:span><text:span>다(제25조)</text:span></text:p>
            <text:p text:style-name="Paragraph-181"><text:span>10. </text:span><text:span>가(제25</text:span><text:span>~27</text:span><text:span>조)</text:span></text:p>
            <text:p text:style-name="Paragraph-182"><text:span>11. </text:span><text:span>라(제27조)</text:span></text:p>
            <text:p text:style-name="Paragraph-183"><text:span>12. </text:span><text:span>라(제30</text:span><text:span>~31</text:span><text:span>조)</text:span></text:p>
            <text:p text:style-name="Paragraph-184"><text:span>13. </text:span><text:span>나(제32조)</text:span></text:p>
            <text:p text:style-name="Paragraph-185"><text:span>14. </text:span><text:span>다(제36조), 가(지방공기업법 변경)</text:span></text:p>
            <text:p text:style-name="Paragraph-186"><text:span>15. </text:span><text:span>라(제36조)</text:span></text:p>
            <text:p text:style-name="Paragraph-187"><text:span>16. </text:span><text:span>나(제37조)</text:span></text:p>
            <text:p text:style-name="Paragraph-188"><text:span>17. 다(제41조)</text:span></text:p>
          </table:table-cell>
        </table:table-row>
      </table:table>
      <text:p text:style-name="Paragraph-189"/>
      <text:p text:style-name="Paragraph-190"/>
      <text:p text:style-name="Paragraph-191"/>
      <text:p text:style-name="Paragraph-192"/>
      <text:p text:style-name="Paragraph-193"/>
      <text:p text:style-name="Paragraph-194"/>
      <text:p text:style-name="Paragraph-195"/>
      <text:p text:style-name="Paragraph-196"/>
      <text:p text:style-name="Paragraph-197"/>
      <text:p text:style-name="Paragraph-198"/>
      <text:p text:style-name="Paragraph-199"/>
      <text:p text:style-name="Paragraph-200"/>
      <text:p text:style-name="Paragraph-201"/>
      <text:p text:style-name="Paragraph-202"/>
      <text:p text:style-name="Paragraph-203"/>
      <text:p text:style-name="Paragraph-2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문항" style:next-style-name="문항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보기" style:next-style-name="보기" style:family="paragraph" style:class="text">
      <style:paragraph-properties fo:text-align="justify" fo:text-indent="0pt" fo:margin-left="12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제1조" style:next-style-name="제1조" style:family="paragraph" style:class="text">
      <style:paragraph-properties fo:text-align="justify" fo:text-indent="-17.6pt" fo:margin-left="17.6pt" fo:margin-right="0pt" fo:margin-top="0pt" fo:margin-bottom="0pt" fo:line-height="165%"/>
      <style:text-properties style:font-name="한양신명조" style:font-name-asian="휴먼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2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